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1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lara Hah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22, 1893</text:p>
      <text:p text:style-name="P6">Month<text:tab/><text:tab/><text:tab/><text:tab/><text:tab/><text:tab/>Decem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HEBREW SUNDAY-SCHOOL SOCIETY./</text:p>
      <text:p text:style-name="P4">Philadelphia, Dec 22<text:span text:style-name="T2">nd</text:span><text:span text:style-name="T3"> 1893/</text:span></text:p>
      <text:p text:style-name="P3"><text:span text:style-name="T3">Rev Dr Morais/</text:span></text:p>
      <text:p text:style-name="P3"><text:span text:style-name="T3"><text:tab/>Dear Sir:/</text:span></text:p>
      <text:p text:style-name="P3"><text:span text:style-name="T3"><text:tab/><text:tab/>The Board of Managers/ of the Sunday School Society/ has directed me to, again,/ thank you for your kind assist-/ance in the school on Hannucah;/ although your services to the/ society, are so untiring and/ freely given, the Board feels/ prompted, from time to time/ to evince its appreciation/ of your interest in its work/ and your efforts for the good/ of the children under </text:span><text:span text:style-name="T4">their</text:span><text:span text:style-name="T3"> its/ supervision./</text:span></text:p>
      <text:p text:style-name="P3"><text:span text:style-name="T3"><text:tab/>Echoing the sentiment/</text:span></text:p>
      <text:p text:style-name="P3"><text:span text:style-name="T3"/></text:p>
      <text:p text:style-name="P3"><text:span text:style-name="T3">[Page 2]</text:span></text:p>
      <text:p text:style-name="P3"><text:span text:style-name="T3">of the Board, I hope that your health/ may improve and your good/ influence be enjoyed for many/ years./ <text:s/>Yours truly/ Clara Hahn./ Sect'y H. S. S. 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21:31.71</meta:creation-date>
    <dc:date>2011-12-19T13:26:40.35</dc:date>
    <dc:creator>Penn Libraries</dc:creator>
    <meta:editing-duration>PT00H05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79" meta:character-count="1942"/>
  </office:meta>
</office:document-meta>
</file>